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ebaa" officeooo:paragraph-rsid="001debaa"/>
    </style:style>
    <style:style style:name="P2" style:family="paragraph" style:parent-style-name="Standard">
      <style:text-properties fo:font-weight="normal" officeooo:rsid="001debaa" officeooo:paragraph-rsid="001debaa" style:font-weight-asian="normal" style:font-weight-complex="normal"/>
    </style:style>
    <style:style style:name="P3" style:family="paragraph" style:parent-style-name="Standard">
      <style:text-properties fo:font-weight="normal" officeooo:rsid="001f15bc" officeooo:paragraph-rsid="001f15bc" style:font-weight-asian="normal" style:font-weight-complex="normal"/>
    </style:style>
    <style:style style:name="P4" style:family="paragraph" style:parent-style-name="Standard">
      <style:text-properties fo:font-weight="normal" officeooo:rsid="0020be50" officeooo:paragraph-rsid="0020be50" style:font-weight-asian="normal" style:font-weight-complex="normal"/>
    </style:style>
    <style:style style:name="P5" style:family="paragraph" style:parent-style-name="Standard">
      <style:text-properties fo:font-weight="normal" officeooo:rsid="0021e9fc" officeooo:paragraph-rsid="0021e9fc" style:font-weight-asian="normal" style:font-weight-complex="normal"/>
    </style:style>
    <style:style style:name="P6" style:family="paragraph" style:parent-style-name="Standard">
      <style:text-properties fo:font-weight="normal" officeooo:rsid="0023e532" officeooo:paragraph-rsid="0023e532" style:font-weight-asian="normal" style:font-weight-complex="normal"/>
    </style:style>
    <style:style style:name="P7" style:family="paragraph" style:parent-style-name="Standard">
      <style:text-properties fo:font-weight="normal" officeooo:rsid="002beb7b" officeooo:paragraph-rsid="002beb7b" style:font-weight-asian="normal" style:font-weight-complex="normal"/>
    </style:style>
    <style:style style:name="P8" style:family="paragraph" style:parent-style-name="Standard">
      <style:text-properties fo:font-weight="bold" officeooo:rsid="001f15bc" officeooo:paragraph-rsid="001f15bc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15bc" style:font-weight-asian="bold" style:font-weight-complex="bold"/>
    </style:style>
    <style:style style:name="T3" style:family="text">
      <style:text-properties officeooo:rsid="001f15bc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For route <text:span text:style-name="T4">/</text:span><text:span text:style-name="T1">login</text:span></text:p>
      <text:p text:style-name="P1"><text:span text:style-name="T1"/></text:p>
      <text:p text:style-name="P1"><text:span text:style-name="T4">{</text:span></text:p>
      <text:p text:style-name="P2"><text:s text:c="4"/>"session": {</text:p>
      <text:p text:style-name="P2"><text:s text:c="8"/>"cookie": {</text:p>
      <text:p text:style-name="P2"><text:s text:c="12"/>"originalMaxAge": null,</text:p>
      <text:p text:style-name="P2"><text:s text:c="12"/>"expires": null,</text:p>
      <text:p text:style-name="P2"><text:s text:c="12"/>"httpOnly": true,</text:p>
      <text:p text:style-name="P2"><text:s text:c="12"/>"path": "/"</text:p>
      <text:p text:style-name="P2"><text:s text:c="8"/>},</text:p>
      <text:p text:style-name="P2"><text:s text:c="8"/>"name": "Sanket Biswas",</text:p>
      <text:p text:style-name="P2"><text:s text:c="8"/>"email": "www@example.com"</text:p>
      <text:p text:style-name="P2"><text:s text:c="4"/>},</text:p>
      <text:p text:style-name="P2"><text:s text:c="4"/>"flag": "s",</text:p>
      <text:p text:style-name="P2"><text:s text:c="4"/>"message": "Logged In"</text:p>
      <text:p text:style-name="P2">}</text:p>
      <text:p text:style-name="P2"/>
      <text:p text:style-name="P2">2. <text:span text:style-name="T3">For route </text:span><text:span text:style-name="T2">/generate_code</text:span></text:p>
      <text:p text:style-name="P2"><text:span text:style-name="T2"/></text:p>
      <text:p text:style-name="P3">{</text:p>
      <text:p text:style-name="P3"><text:s text:c="4"/>"session": {</text:p>
      <text:p text:style-name="P3"><text:s text:c="8"/>"cookie": {</text:p>
      <text:p text:style-name="P3"><text:s text:c="12"/>"originalMaxAge": null,</text:p>
      <text:p text:style-name="P3"><text:s text:c="12"/>"expires": null,</text:p>
      <text:p text:style-name="P3"><text:s text:c="12"/>"httpOnly": true,</text:p>
      <text:p text:style-name="P3"><text:s text:c="12"/>"path": "/"</text:p>
      <text:p text:style-name="P3"><text:s text:c="8"/>},</text:p>
      <text:p text:style-name="P3"><text:s text:c="8"/>"name": "Sanket Biswas",</text:p>
      <text:p text:style-name="P3"><text:s text:c="8"/>"email": "www@example.com"</text:p>
      <text:p text:style-name="P3"><text:s text:c="4"/>},</text:p>
      <text:p text:style-name="P3"><text:s text:c="4"/>"flag": "s",</text:p>
      <text:p text:style-name="P3"><text:s text:c="4"/>"message": "Code Generated",</text:p>
      <text:p text:style-name="P3"><text:s text:c="4"/>"code": "NfNFYVAiD"</text:p>
      <text:p text:style-name="P3">}</text:p>
      <text:p text:style-name="P3"/>
      <text:p text:style-name="P4">3. For route <text:span text:style-name="T1">/add_vehicle </text:span>[If vehicle does not exists, and it gets added]</text:p>
      <text:p text:style-name="P4"/>
      <text:p text:style-name="P4"><text:span text:style-name="T1">{</text:span></text:p>
      <text:p text:style-name="P4"><text:span text:style-name="T1"><text:s text:c="4"/></text:span>"session": {</text:p>
      <text:p text:style-name="P4"><text:s text:c="8"/>"cookie": {</text:p>
      <text:p text:style-name="P4"><text:s text:c="12"/>"originalMaxAge": null,</text:p>
      <text:p text:style-name="P4"><text:s text:c="12"/>"expires": null,</text:p>
      <text:p text:style-name="P4"><text:s text:c="12"/>"httpOnly": true,</text:p>
      <text:p text:style-name="P4"><text:s text:c="12"/>"path": "/"</text:p>
      <text:p text:style-name="P4"><text:s text:c="8"/>},</text:p>
      <text:p text:style-name="P4"><text:s text:c="8"/>"name": "Sanket Biswas",</text:p>
      <text:p text:style-name="P4"><text:s text:c="8"/>"email": "www@example.com"</text:p>
      <text:p text:style-name="P4"><text:s text:c="4"/>},</text:p>
      <text:p text:style-name="P4"><text:s text:c="4"/>"flag": "s",</text:p>
      <text:p text:style-name="P4"><text:s text:c="4"/>"message": "Vehicle Added",</text:p>
      <text:p text:style-name="P4"><text:s text:c="4"/>"vehicle_number": "WB 1234",</text:p>
      <text:p text:style-name="P4"><text:s text:c="4"/>"vehicle_type": "4-wheeler"</text:p>
      <text:p text:style-name="P4"><text:soft-page-break/>}</text:p>
      <text:p text:style-name="P3"/>
      <text:p text:style-name="P5">For route <text:span text:style-name="T1">/add_vehicle</text:span> (If vehicle already exists)</text:p>
      <text:p text:style-name="P5"/>
      <text:p text:style-name="P5">{</text:p>
      <text:p text:style-name="P5"><text:s text:c="4"/>"session": {</text:p>
      <text:p text:style-name="P5"><text:s text:c="8"/>"cookie": {</text:p>
      <text:p text:style-name="P5"><text:s text:c="12"/>"originalMaxAge": null,</text:p>
      <text:p text:style-name="P5"><text:s text:c="12"/>"expires": null,</text:p>
      <text:p text:style-name="P5"><text:s text:c="12"/>"httpOnly": true,</text:p>
      <text:p text:style-name="P5"><text:s text:c="12"/>"path": "/"</text:p>
      <text:p text:style-name="P5"><text:s text:c="8"/>},</text:p>
      <text:p text:style-name="P5"><text:s text:c="8"/>"name": "Sanket Biswas",</text:p>
      <text:p text:style-name="P5"><text:s text:c="8"/>"email": "www@example.com"</text:p>
      <text:p text:style-name="P5"><text:s text:c="4"/>},</text:p>
      <text:p text:style-name="P5"><text:s text:c="4"/>"flag": "f",</text:p>
      <text:p text:style-name="P5"><text:s text:c="4"/>"message": "Vehicle Already Exists",</text:p>
      <text:p text:style-name="P5"><text:s text:c="4"/>}</text:p>
      <text:p text:style-name="P3"/>
      <text:p text:style-name="P6">For route <text:span text:style-name="T1">/show_vehicle</text:span></text:p>
      <text:p text:style-name="P6"><text:span text:style-name="T1"/></text:p>
      <text:p text:style-name="P6">{</text:p>
      <text:p text:style-name="P6"><text:s text:c="4"/>"session": {</text:p>
      <text:p text:style-name="P6"><text:s text:c="8"/>"cookie": {</text:p>
      <text:p text:style-name="P6"><text:s text:c="12"/>"originalMaxAge": null,</text:p>
      <text:p text:style-name="P6"><text:s text:c="12"/>"expires": null,</text:p>
      <text:p text:style-name="P6"><text:s text:c="12"/>"httpOnly": true,</text:p>
      <text:p text:style-name="P6"><text:s text:c="12"/>"path": "/"</text:p>
      <text:p text:style-name="P6"><text:s text:c="8"/>},</text:p>
      <text:p text:style-name="P6"><text:s text:c="8"/>"name": "Sanket Biswas",</text:p>
      <text:p text:style-name="P6"><text:s text:c="8"/>"email": "www@example.com"</text:p>
      <text:p text:style-name="P6"><text:s text:c="4"/>},</text:p>
      <text:p text:style-name="P6"><text:s text:c="4"/>"flag": "s",</text:p>
      <text:p text:style-name="P6"><text:s text:c="4"/>"vehicle_number": [</text:p>
      <text:p text:style-name="P6"><text:s text:c="8"/>"WB 1234",</text:p>
      <text:p text:style-name="P6"><text:s text:c="8"/>"MH 1234",</text:p>
      <text:p text:style-name="P6"><text:s text:c="8"/>],</text:p>
      <text:p text:style-name="P6"><text:s text:c="4"/>"vehicle_type": [</text:p>
      <text:p text:style-name="P6"><text:s text:c="8"/>"4-wheeler",</text:p>
      <text:p text:style-name="P6"><text:s text:c="8"/>"2-Wheeler",</text:p>
      <text:p text:style-name="P6"><text:s text:c="8"/></text:p>
      <text:p text:style-name="P6"><text:s text:c="4"/>]</text:p>
      <text:p text:style-name="P6">}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<text:soft-page-break/></text:p>
      <text:p text:style-name="P7">For route <text:span text:style-name="T1">/signup </text:span>(For existing user[same email or phone number]</text:p>
      <text:p text:style-name="P7"/>
      <text:p text:style-name="P7">{</text:p>
      <text:p text:style-name="P7"><text:s text:c="4"/>"session": "none",</text:p>
      <text:p text:style-name="P7"><text:s text:c="4"/>"flag": "f",</text:p>
      <text:p text:style-name="P7"><text:s text:c="4"/>"message": "User Already Exists"</text:p>
      <text:p text:style-name="P7">}</text:p>
      <text:p text:style-name="P7"/>
      <text:p text:style-name="P7">For route <text:span text:style-name="T1">/signup</text:span> (New User)</text:p>
      <text:p text:style-name="P7"/>
      <text:p text:style-name="P7">{</text:p>
      <text:p text:style-name="P7"><text:s text:c="4"/>"session": {</text:p>
      <text:p text:style-name="P7"><text:s text:c="8"/>"cookie": {</text:p>
      <text:p text:style-name="P7"><text:s text:c="12"/>"originalMaxAge": null,</text:p>
      <text:p text:style-name="P7"><text:s text:c="12"/>"expires": null,</text:p>
      <text:p text:style-name="P7"><text:s text:c="12"/>"httpOnly": true,</text:p>
      <text:p text:style-name="P7"><text:s text:c="12"/>"path": "/"</text:p>
      <text:p text:style-name="P7"><text:s text:c="8"/>},</text:p>
      <text:p text:style-name="P7"><text:s text:c="8"/>"email": "abc@example.com",</text:p>
      <text:p text:style-name="P7"><text:s text:c="8"/>"name": "Yaddnesh Desai"</text:p>
      <text:p text:style-name="P7"><text:s text:c="4"/>},</text:p>
      <text:p text:style-name="P7"><text:s text:c="4"/>"flag": "s",</text:p>
      <text:p text:style-name="P7"><text:s text:c="4"/>"message": "User Registered Succesfully"</text:p>
      <text:p text:style-name="P7">}</text:p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TO_DO LIST:-</text:p>
      <text:p text:style-name="P8"/>
      <text:p text:style-name="P8">1. Generate unique code for each Booking and save it in Booking.</text:p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00:48:39.635930912</meta:creation-date>
    <meta:generator>LibreOffice/5.1.6.2$Linux_X86_64 LibreOffice_project/10m0$Build-2</meta:generator>
    <dc:date>2018-03-01T02:07:55.266562469</dc:date>
    <meta:editing-duration>PT1H19M13S</meta:editing-duration>
    <meta:editing-cycles>7</meta:editing-cycles>
    <meta:document-statistic meta:table-count="0" meta:image-count="0" meta:object-count="0" meta:page-count="4" meta:paragraph-count="109" meta:word-count="244" meta:character-count="2343" meta:non-whitespace-character-count="1547"/>
  </office:meta>
</office:document-meta>
</file>